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2dc4" officeooo:paragraph-rsid="00092dc4"/>
    </style:style>
    <style:style style:name="P2" style:family="paragraph" style:parent-style-name="Heading_20_1">
      <style:text-properties officeooo:rsid="00092dc4" officeooo:paragraph-rsid="00092d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ssues in The App:</text:h>
      <text:list xml:id="list1596015502" text:style-name="L1">
        <text:list-item>
          <text:p text:style-name="P1">The account add/edit fragment has a pretty tight edit text field.</text:p>
        </text:list-item>
        <text:list-item>
          <text:p text:style-name="P1">Soft keyboard does not disappear after the account add / edit fragment exits.</text:p>
        </text:list-item>
        <text:list-item>
          <text:p text:style-name="P1">The add expense/income fab does not return to the original state (i.e. the state when we only see add record fab) on leaving the frag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3:19:52.464103820</meta:creation-date>
    <dc:date>2021-02-21T13:23:17.221059206</dc:date>
    <meta:editing-duration>PT3M27S</meta:editing-duration>
    <meta:editing-cycles>1</meta:editing-cycles>
    <meta:document-statistic meta:table-count="0" meta:image-count="0" meta:object-count="0" meta:page-count="1" meta:paragraph-count="4" meta:word-count="56" meta:character-count="304" meta:non-whitespace-character-count="255"/>
    <meta:generator>LibreOffice/6.1.5.2$Linux_X86_64 LibreOffice_project/10$Build-2</meta:generator>
  </office:meta>
</office:document-meta>
</file>